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100793" officeooo:paragraph-rsid="00100793" style:font-name-asian="Noto Sans Mono CJK SC" style:font-size-asian="14pt" style:font-weight-asian="bold" style:font-name-complex="Liberation Mono" style:font-size-complex="16pt" style:font-weight-complex="bold"/>
    </style:style>
    <style:style style:name="P3" style:family="paragraph" style:parent-style-name="Preformatted_20_Text">
      <style:text-properties style:font-name="ariel" fo:font-size="16pt" fo:font-weight="normal" officeooo:rsid="0004e059" officeooo:paragraph-rsid="0004e059" style:font-size-asian="14pt" style:font-weight-asian="normal" style:font-size-complex="16pt" style:font-weight-complex="normal"/>
    </style:style>
    <style:style style:name="P4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044788" officeooo:paragraph-rsid="00135cee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044788" officeooo:paragraph-rsid="0022897e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23800a" officeooo:paragraph-rsid="0023800a" style:font-size-asian="14pt" style:font-size-complex="16pt"/>
    </style:style>
    <style:style style:name="P8" style:family="paragraph" style:parent-style-name="Preformatted_20_Text">
      <style:text-properties style:font-name="ariel" fo:font-size="16pt" fo:font-weight="bold" officeooo:rsid="0022897e" officeooo:paragraph-rsid="0022897e" style:font-size-asian="14pt" style:font-weight-asian="bold" style:font-size-complex="16pt" style:font-weight-complex="bold"/>
    </style:style>
    <style:style style:name="P9" style:family="paragraph" style:parent-style-name="Preformatted_20_Text">
      <style:text-properties style:font-name="ariel" fo:font-size="16pt" fo:font-weight="bold" officeooo:rsid="0023800a" officeooo:paragraph-rsid="0023800a" style:font-size-asian="14pt" style:font-weight-asian="bold" style:font-size-complex="16pt" style:font-weight-complex="bold"/>
    </style:style>
    <style:style style:name="T1" style:family="text">
      <style:text-properties fo:font-weight="bold" officeooo:rsid="00135cee" style:font-weight-asian="bold" style:font-weight-complex="bold"/>
    </style:style>
    <style:style style:name="T2" style:family="text">
      <style:text-properties fo:font-weight="bold" officeooo:rsid="00148a48" style:font-weight-asian="bold" style:font-weight-complex="bold"/>
    </style:style>
    <style:style style:name="T3" style:family="text">
      <style:text-properties fo:font-weight="bold" officeooo:rsid="0015bd20" style:font-weight-asian="bold" style:font-weight-complex="bold"/>
    </style:style>
    <style:style style:name="T4" style:family="text">
      <style:text-properties fo:font-weight="bold" officeooo:rsid="001aeab2" style:font-weight-asian="bold" style:font-weight-complex="bold"/>
    </style:style>
    <style:style style:name="T5" style:family="text">
      <style:text-properties fo:font-weight="bold" officeooo:rsid="001914a3" style:font-weight-asian="bold" style:font-weight-complex="bold"/>
    </style:style>
    <style:style style:name="T6" style:family="text">
      <style:text-properties fo:font-weight="bold" officeooo:rsid="0023800a" style:font-weight-asian="bold" style:font-weight-complex="bold"/>
    </style:style>
    <style:style style:name="T7" style:family="text">
      <style:text-properties officeooo:rsid="0011f4f7"/>
    </style:style>
    <style:style style:name="T8" style:family="text">
      <style:text-properties officeooo:rsid="001345d6"/>
    </style:style>
    <style:style style:name="T9" style:family="text">
      <style:text-properties officeooo:rsid="00135cee"/>
    </style:style>
    <style:style style:name="T10" style:family="text">
      <style:text-properties officeooo:rsid="00148a48"/>
    </style:style>
    <style:style style:name="T11" style:family="text">
      <style:text-properties officeooo:rsid="0015bd20"/>
    </style:style>
    <style:style style:name="T12" style:family="text">
      <style:text-properties officeooo:rsid="001aeab2"/>
    </style:style>
    <style:style style:name="T13" style:family="text">
      <style:text-properties officeooo:rsid="001c9ec4"/>
    </style:style>
    <style:style style:name="T14" style:family="text">
      <style:text-properties officeooo:rsid="0022897e"/>
    </style:style>
    <style:style style:name="T15" style:family="text">
      <style:text-properties officeooo:rsid="0023800a"/>
    </style:style>
    <style:style style:name="T16" style:family="text">
      <style:text-properties officeooo:rsid="0025f73d"/>
    </style:style>
    <style:style style:name="T17" style:family="text">
      <style:text-properties officeooo:rsid="00272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a<text:span text:style-name="T7">ting</text:span> System</text:p>
      <text:p text:style-name="P1"/>
      <text:p text:style-name="P3"/>
      <text:p text:style-name="P1">*<text:span text:style-name="T8">É um programa que gerencia o hardware do computador</text:span></text:p>
      <text:p text:style-name="P5">*<text:span text:style-name="T9">Tabem providencia uma base para </text:span><text:span text:style-name="T1">Applications Programs</text:span><text:span text:style-name="T9"> e age como intermediario entra o </text:span><text:span text:style-name="T1">Computer Usuario</text:span><text:span text:style-name="T9"> e </text:span><text:span text:style-name="T1">Computer Hardware</text:span></text:p>
      <text:p text:style-name="Preformatted_20_Text"/>
      <text:p text:style-name="P1">*<text:span text:style-name="T10">Temos 2 tipos de softwares <text:s/></text:span><text:span text:style-name="T2">Applications Softwares</text:span><text:span text:style-name="T10"> e </text:span><text:span text:style-name="T2">System Softwares</text:span></text:p>
      <text:p text:style-name="P1">*<text:span text:style-name="T3">System Softwares</text:span><text:span text:style-name="T11"> são utilizados para diretamente dar comandos para o </text:span><text:span text:style-name="T5">Computer Hardware</text:span><text:span text:style-name="T11">.</text:span></text:p>
      <text:p text:style-name="P1">*<text:span text:style-name="T4">Applications Programs</text:span><text:span text:style-name="T12"> são os softwares utilizados para realizar uma tarefa especifica, </text:span><text:span text:style-name="T13">e pode ser utilizado diretamente pelo usuario.</text:span></text:p>
      <text:p text:style-name="P6"/>
      <text:p text:style-name="P8">Tipos de sistemas operacionais</text:p>
      <text:p text:style-name="P6">*<text:span text:style-name="T14">Batch OS</text:span></text:p>
      <text:p text:style-name="P6">*<text:span text:style-name="T14">Time Sharing <text:s/>OS</text:span></text:p>
      <text:p text:style-name="P6">*<text:span text:style-name="T14">Distributed OS</text:span></text:p>
      <text:p text:style-name="P6">*<text:span text:style-name="T14">Network OS</text:span></text:p>
      <text:p text:style-name="P6">*<text:span text:style-name="T14">Multi Programing/P</text:span><text:span text:style-name="T16">r</text:span><text:span text:style-name="T14">ocessing/ Tasking OS</text:span></text:p>
      <text:p text:style-name="P6"><text:s/><text:span text:style-name="T6">Objetivos dos OS</text:span></text:p>
      <text:p text:style-name="P6">*<text:span text:style-name="T15">Conveciencia </text:span></text:p>
      <text:p text:style-name="P6">*<text:span text:style-name="T15">Eficiencia</text:span></text:p>
      <text:p text:style-name="P6">*<text:span text:style-name="T17">A</text:span><text:span text:style-name="T15">mbos</text:span></text:p>
      <text:p text:style-name="P9">Funçoes dos OS</text:p>
      <text:p text:style-name="P7">*É uma interface entra o usuario e o hardware</text:p>
      <text:p text:style-name="P7">*Alocação de recursos</text:p>
      <text:p text:style-name="P7">*Gerenciamento de memoria, segurança, etc.</text:p>
      <text:p text:style-name="P7"/>
      <text:p text:style-name="P7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1T13:12:07.739851782</dc:date>
    <meta:editing-duration>PT1H9M30S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113" meta:character-count="777" meta:non-whitespace-character-count="681"/>
  </office:meta>
</office:document-meta>
</file>